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f title %}</text:p>
      <text:h text:style-name="Heading_20_1" text:outline-level="1">{%= title %}</text:h>
      <text:p text:style-name="Text_20_body">{% else %}</text:p>
      <text:h text:style-name="Heading_20_1" text:outline-level="1">Serenity</text:h>
      <text:p text:style-name="Text_20_body">{% end %}</text:p>
      <text:p text:style-name="Text_20_body">{% crew.each do |member| %}</text:p>
      <text:p text:style-name="Text_20_body">Crew member: <text:span text:style-name="T1">{%= member.name %}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2" table:number-columns-spanned="2" office:value-type="string">
            <text:p text:style-name="Table_20_Contents">{% member.items.each do |item| %}</text:p>
          </table:table-cell>
          <table:covered-table-cell/>
        </table:table-row>
        <table:table-row>
          <table:table-cell table:style-name="Table1.A3" office:value-type="string">
            <text:p text:style-name="Table_20_Contents">{%= item.name %}</text:p>
          </table:table-cell>
          <table:table-cell table:style-name="Table1.A2" office:value-type="string">
            <text:p text:style-name="Table_20_Contents">{%= item.usage %}</text:p>
          </table:table-cell>
        </table:table-row>
        <table:table-row>
          <table:table-cell table:style-name="Table1.A2" table:number-columns-spanned="2" office:value-type="string">
            <text:p text:style-name="Table_20_Contents">{% end %}</text:p>
          </table:table-cell>
          <table:covered-table-cell/>
        </table:table-row>
      </table:table>
      <text:p text:style-name="P3"/>
      <text:p text:style-name="P2">{% if member.items.count &gt;= 2 %}</text:p>
      <text:p text:style-name="P2">Way too many items.</text:p>
      <text:p text:style-name="P2">{% end %}</text:p>
      <text:p text:style-name="Text_20_body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7T22:18:50</meta:creation-date>
    <dc:date>2010-02-17T22:43:37</dc:date>
    <meta:editing-duration>PT00H23M29S</meta:editing-duration>
    <meta:editing-cycles>5</meta:editing-cycles>
    <meta:generator>OpenOffice.org/3.1$Linux OpenOffice.org_project/310m19$Build-9420</meta:generator>
    <meta:document-statistic meta:table-count="1" meta:image-count="0" meta:object-count="0" meta:page-count="1" meta:paragraph-count="17" meta:word-count="56" meta:character-count="264"/>
  </office:meta>
</office:document-meta>
</file>